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3" svg:font-family="'Times New Roman'"/>
    <style:font-face style:name="Times New Roman1" svg:font-family="'Times New Roman', serif"/>
    <style:font-face style:name="Times New Roman2" svg:font-family="'Times New Roman'" style:font-family-generic="roman"/>
    <style:font-face style:name="Times-Roman" svg:font-family="Times-Roman" style:font-family-generic="roman"/>
    <style:font-face style:name="CMR10" svg:font-family="CMR10" style:font-family-generic="roman" style:font-pitch="variable"/>
    <style:font-face style:name="CMTI10" svg:font-family="CMTI1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variant="normal" fo:text-transform="none" fo:color="#1a1a1a" style:font-name="Times New Roman" fo:font-size="20.5pt" fo:letter-spacing="normal" fo:font-style="normal" fo:font-weight="bold" officeooo:rsid="0014ac18" officeooo:paragraph-rsid="0075ce73" style:font-size-asian="20.5pt" style:font-weight-asian="bold" style:font-size-complex="12pt"/>
    </style:style>
    <style:style style:name="P2" style:family="paragraph" style:parent-style-name="Standard">
      <style:paragraph-properties fo:line-height="150%"/>
      <style:text-properties fo:font-variant="normal" fo:text-transform="none" fo:color="#1a1a1a" style:font-name="Times New Roman" fo:font-size="12pt" fo:letter-spacing="normal" fo:font-style="normal" fo:font-weight="bold" officeooo:rsid="0014ac18" officeooo:paragraph-rsid="0075ce73" style:font-size-asian="12pt" style:font-weight-asian="bold" style:font-size-complex="12pt"/>
    </style:style>
    <style:style style:name="P3" style:family="paragraph" style:parent-style-name="Standard">
      <style:paragraph-properties fo:line-height="150%" fo:text-align="center" style:justify-single-word="false"/>
      <style:text-properties style:font-name="Times New Roman" fo:font-size="17pt" fo:font-weight="bold" officeooo:rsid="0075ce73" officeooo:paragraph-rsid="0075ce73" style:font-size-asian="17pt" style:font-weight-asian="bold"/>
    </style:style>
    <style:style style:name="P4" style:family="paragraph" style:parent-style-name="Standard">
      <style:paragraph-properties fo:line-height="150%"/>
      <style:text-properties style:font-name="Times New Roman" fo:font-size="12pt" officeooo:rsid="0014ac18" officeooo:paragraph-rsid="0010e323"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officeooo:rsid="0014ac18" officeooo:paragraph-rsid="0010e323" style:font-size-asian="12pt" style:font-size-complex="12pt"/>
    </style:style>
    <style:style style:name="P6" style:family="paragraph" style:parent-style-name="Standard">
      <style:paragraph-properties fo:line-height="150%" fo:text-align="start" style:justify-single-word="false"/>
      <style:text-properties style:font-name="Times New Roman" fo:font-size="12pt" style:font-size-asian="12pt"/>
    </style:style>
    <style:style style:name="P7" style:family="paragraph" style:parent-style-name="Standard">
      <style:paragraph-properties fo:line-height="150%"/>
      <style:text-properties style:font-name="Times New Roman" officeooo:rsid="0075ce73" officeooo:paragraph-rsid="0075ce73"/>
    </style:style>
    <style:style style:name="P8" style:family="paragraph" style:parent-style-name="Standard">
      <style:paragraph-properties fo:line-height="150%"/>
      <style:text-properties style:font-name="Times New Roman" officeooo:rsid="0010e323" officeooo:paragraph-rsid="0010e323"/>
    </style:style>
    <style:style style:name="P9" style:family="paragraph" style:parent-style-name="Standard">
      <style:paragraph-properties fo:line-height="150%"/>
      <style:text-properties style:font-name="Times New Roman" officeooo:rsid="00113c79" officeooo:paragraph-rsid="00113c79"/>
    </style:style>
    <style:style style:name="P10" style:family="paragraph" style:parent-style-name="Standard">
      <style:paragraph-properties fo:line-height="150%"/>
      <style:text-properties style:font-name="Times New Roman"/>
    </style:style>
    <style:style style:name="P11" style:family="paragraph" style:parent-style-name="Standard">
      <style:paragraph-properties fo:line-height="150%" fo:text-align="center" style:justify-single-word="false"/>
      <style:text-properties style:font-name="Times New Roman"/>
    </style:style>
    <style:style style:name="P12" style:family="paragraph" style:parent-style-name="Standard">
      <style:paragraph-properties fo:line-height="150%" fo:text-align="start" style:justify-single-word="false"/>
      <style:text-properties style:font-name="Times New Roman"/>
    </style:style>
    <style:style style:name="P13" style:family="paragraph" style:parent-style-name="Standard">
      <style:paragraph-properties fo:line-height="150%"/>
      <style:text-properties style:font-name="Times New Roman" officeooo:rsid="007bcfb7" officeooo:paragraph-rsid="007bcfb7"/>
    </style:style>
    <style:style style:name="P14" style:family="paragraph" style:parent-style-name="Standard">
      <style:paragraph-properties fo:line-height="150%"/>
      <style:text-properties style:font-name="Times New Roman" fo:font-weight="normal" officeooo:rsid="007bcfb7" officeooo:paragraph-rsid="007bcfb7" style:font-weight-asian="normal" style:font-weight-complex="normal"/>
    </style:style>
    <style:style style:name="P15" style:family="paragraph" style:parent-style-name="Standard">
      <style:paragraph-properties fo:line-height="150%"/>
      <style:text-properties style:font-name="Times New Roman" fo:font-weight="normal" officeooo:rsid="007cba83" officeooo:paragraph-rsid="007cba83" style:font-weight-asian="normal" style:font-weight-complex="normal"/>
    </style:style>
    <style:style style:name="P16" style:family="paragraph" style:parent-style-name="Standard">
      <style:paragraph-properties fo:line-height="150%" fo:text-align="justify" style:justify-single-word="false"/>
      <style:text-properties officeooo:rsid="0010e323" officeooo:paragraph-rsid="0010e323"/>
    </style:style>
    <style:style style:name="P17" style:family="paragraph" style:parent-style-name="Standard">
      <style:paragraph-properties fo:line-height="150%" fo:break-before="page"/>
      <style:text-properties style:font-name="Times New Roman" officeooo:rsid="00113c79" officeooo:paragraph-rsid="00113c79"/>
    </style:style>
    <style:style style:name="P18" style:family="paragraph" style:parent-style-name="Standard">
      <style:paragraph-properties fo:line-height="150%" fo:break-before="page"/>
      <style:text-properties style:font-name="Times New Roman" officeooo:paragraph-rsid="0010e323"/>
    </style:style>
    <style:style style:name="P19" style:family="paragraph" style:parent-style-name="Standard">
      <style:paragraph-properties fo:line-height="150%" fo:break-before="page"/>
      <style:text-properties style:font-name="Times New Roman" officeooo:rsid="007bcfb7" officeooo:paragraph-rsid="007bcfb7"/>
    </style:style>
    <style:style style:name="P20" style:family="paragraph" style:parent-style-name="Standard">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rsid="0026e6cf" officeooo:paragraph-rsid="0026e6cf"/>
    </style:style>
    <style:style style:name="P21" style:family="paragraph" style:parent-style-name="Standard">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style:style>
    <style:style style:name="P22" style:family="paragraph" style:parent-style-name="Standard">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paragraph-rsid="0026e6cf"/>
    </style:style>
    <style:style style:name="P23" style:family="paragraph" style:parent-style-name="Standard">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paragraph-rsid="007cba83"/>
    </style:style>
    <style:style style:name="P24" style:family="paragraph" style:parent-style-name="Standard">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rsid="0075ce73" officeooo:paragraph-rsid="007ae341"/>
    </style:style>
    <style:style style:name="P25"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rsid="001afee9" officeooo:paragraph-rsid="0024f4b1"/>
    </style:style>
    <style:style style:name="P26"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rsid="0028feaf" officeooo:paragraph-rsid="0028feaf"/>
    </style:style>
    <style:style style:name="P27"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rsid="0024f4b1" officeooo:paragraph-rsid="0024f4b1"/>
    </style:style>
    <style:style style:name="P28"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rsid="003c8600" officeooo:paragraph-rsid="0044e27a"/>
    </style:style>
    <style:style style:name="P29"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rsid="003c8600" officeooo:paragraph-rsid="0024f4b1"/>
    </style:style>
    <style:style style:name="P30"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rsid="003c8600" officeooo:paragraph-rsid="005782fe"/>
    </style:style>
    <style:style style:name="P31"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rsid="00719bc4" officeooo:paragraph-rsid="00719bc4"/>
    </style:style>
    <style:style style:name="P32"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rsid="0074a416" officeooo:paragraph-rsid="0074a416"/>
    </style:style>
    <style:style style:name="P33"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rsid="0075ce73" officeooo:paragraph-rsid="007ae341"/>
    </style:style>
    <style:style style:name="P34"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rsid="0026e6cf" officeooo:paragraph-rsid="0026e6cf"/>
    </style:style>
    <style:style style:name="P35"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style:style>
    <style:style style:name="P36"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paragraph-rsid="0028a972"/>
    </style:style>
    <style:style style:name="P37"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paragraph-rsid="007cba83"/>
    </style:style>
    <style:style style:name="P38"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rsid="007e276d" officeooo:paragraph-rsid="007e276d"/>
    </style:style>
    <style:style style:name="P39"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language="de" fo:country="DE" officeooo:rsid="0080b224" officeooo:paragraph-rsid="0080b224"/>
    </style:style>
    <style:style style:name="P40"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font-size="12pt" fo:language="de" fo:country="DE" officeooo:rsid="003c8600" officeooo:paragraph-rsid="005782fe" style:font-size-asian="12pt" style:font-size-complex="12pt"/>
    </style:style>
    <style:style style:name="P41"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font-size="12pt" fo:language="de" fo:country="DE" officeooo:rsid="006f3f8a" officeooo:paragraph-rsid="006f3f8a" style:font-size-asian="12pt" style:font-size-complex="12pt"/>
    </style:style>
    <style:style style:name="P42"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font-size="12pt" fo:language="de" fo:country="DE" officeooo:rsid="0047e92b" officeooo:paragraph-rsid="0047e92b" style:font-size-asian="12pt" style:font-size-complex="12pt"/>
    </style:style>
    <style:style style:name="P43"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font-size="12pt" fo:language="de" fo:country="DE" officeooo:rsid="0024f4b1" officeooo:paragraph-rsid="0024f4b1" style:font-size-asian="12pt" style:font-size-complex="12pt"/>
    </style:style>
    <style:style style:name="P44"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fo:font-size="12pt" officeooo:rsid="0047e92b" officeooo:paragraph-rsid="0047e92b" style:font-size-asian="12pt" style:font-size-complex="12pt"/>
    </style:style>
    <style:style style:name="P45"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officeooo:rsid="004f95fc" officeooo:paragraph-rsid="004f95fc"/>
    </style:style>
    <style:style style:name="P46"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officeooo:rsid="005efa8d" officeooo:paragraph-rsid="00601f3c"/>
    </style:style>
    <style:style style:name="P47"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officeooo:rsid="0076faf9" officeooo:paragraph-rsid="0076faf9"/>
    </style:style>
    <style:style style:name="P48"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officeooo:paragraph-rsid="0041d7b4"/>
    </style:style>
    <style:style style:name="P49"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officeooo:paragraph-rsid="0044612b"/>
    </style:style>
    <style:style style:name="P50"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officeooo:paragraph-rsid="006baf45"/>
    </style:style>
    <style:style style:name="P51"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officeooo:paragraph-rsid="005efa8d"/>
    </style:style>
    <style:style style:name="P52"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officeooo:paragraph-rsid="00618239"/>
    </style:style>
    <style:style style:name="P53"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officeooo:paragraph-rsid="006823f0"/>
    </style:style>
    <style:style style:name="P54"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officeooo:paragraph-rsid="00653d5c"/>
    </style:style>
    <style:style style:name="P55"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officeooo:paragraph-rsid="0047e92b"/>
    </style:style>
    <style:style style:name="P56"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fo:break-before="page"/>
      <style:text-properties style:font-name="Times New Roman" fo:language="de" fo:country="DE" officeooo:rsid="0024f4b1" officeooo:paragraph-rsid="0024f4b1"/>
    </style:style>
    <style:style style:name="P57"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fo:break-before="page"/>
      <style:text-properties style:font-name="Times New Roman" fo:language="de" fo:country="DE" officeooo:rsid="003c8600" officeooo:paragraph-rsid="0024f4b1"/>
    </style:style>
    <style:style style:name="P58"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fo:break-before="page"/>
      <style:text-properties style:font-name="Times New Roman" fo:language="de" fo:country="DE" officeooo:rsid="0026e6cf" officeooo:paragraph-rsid="0026e6cf"/>
    </style:style>
    <style:style style:name="P59" style:family="paragraph" style:parent-style-name="Text_20_body" style:master-page-name="">
      <style:paragraph-properties fo:margin-left="0cm" fo:margin-right="0cm" fo:margin-top="0cm" fo:margin-bottom="0.247cm" loext:contextual-spacing="false" fo:line-height="150%" fo:text-align="justify" style:justify-single-word="false" fo:text-indent="0cm" style:auto-text-indent="false" style:page-number="auto"/>
      <style:text-properties style:font-name="Times New Roman" fo:language="de" fo:country="DE" officeooo:paragraph-rsid="0024f4b1"/>
    </style:style>
    <style:style style:name="P60" style:family="paragraph" style:parent-style-name="Text_20_body">
      <style:paragraph-properties fo:margin-left="0cm" fo:margin-right="0cm" fo:line-height="150%" fo:text-align="justify" style:justify-single-word="false" fo:text-indent="0cm" style:auto-text-indent="false"/>
      <style:text-properties style:font-name="Times New Roman" officeooo:rsid="00113c79"/>
    </style:style>
    <style:style style:name="P61" style:family="paragraph" style:parent-style-name="Text_20_body">
      <style:paragraph-properties fo:line-height="150%" fo:text-align="justify" style:justify-single-word="false"/>
      <style:text-properties style:font-name="Times New Roman" fo:font-size="11pt" fo:language="de" fo:country="DE" officeooo:rsid="00113c79" officeooo:paragraph-rsid="00113c79"/>
    </style:style>
    <style:style style:name="P62" style:family="paragraph" style:parent-style-name="Text_20_body">
      <style:paragraph-properties fo:line-height="150%"/>
      <style:text-properties style:font-name="Times New Roman"/>
    </style:style>
    <style:style style:name="P63" style:family="paragraph" style:parent-style-name="Text_20_body">
      <style:paragraph-properties fo:line-height="150%" fo:text-align="justify" style:justify-single-word="false"/>
      <style:text-properties style:font-name="Times New Roman"/>
    </style:style>
    <style:style style:name="T1" style:family="text">
      <style:text-properties fo:font-variant="normal" fo:text-transform="none" style:use-window-font-color="true" style:font-name="Times New Roman" fo:font-size="12pt" fo:letter-spacing="normal" fo:language="pt" fo:country="BR" fo:font-style="normal" fo:font-weight="normal" officeooo:rsid="0014ac18" style:font-size-asian="12pt" style:font-weight-asian="normal" style:font-size-complex="12pt" style:font-weight-complex="normal"/>
    </style:style>
    <style:style style:name="T2" style:family="text">
      <style:text-properties fo:font-variant="normal" fo:text-transform="none" style:use-window-font-color="true" style:font-name="Times New Roman" fo:font-size="12pt" fo:letter-spacing="normal" fo:language="pt" fo:country="BR" fo:font-style="normal" fo:font-weight="normal" officeooo:rsid="00113c79" style:font-size-asian="12pt" style:font-weight-asian="normal" style:font-size-complex="12pt" style:font-weight-complex="normal"/>
    </style:style>
    <style:style style:name="T3" style:family="text">
      <style:text-properties fo:language="pt" fo:country="BR"/>
    </style:style>
    <style:style style:name="T4" style:family="text">
      <style:text-properties fo:language="pt" fo:country="BR" officeooo:rsid="001c9a26"/>
    </style:style>
    <style:style style:name="T5" style:family="text">
      <style:text-properties fo:language="pt" fo:country="BR" officeooo:rsid="001c9709"/>
    </style:style>
    <style:style style:name="T6" style:family="text">
      <style:text-properties fo:language="pt" fo:country="BR" officeooo:rsid="0012585f"/>
    </style:style>
    <style:style style:name="T7" style:family="text">
      <style:text-properties fo:language="pt" fo:country="BR" officeooo:rsid="00135170"/>
    </style:style>
    <style:style style:name="T8" style:family="text">
      <style:text-properties fo:language="pt" fo:country="BR" officeooo:rsid="0014ac18"/>
    </style:style>
    <style:style style:name="T9" style:family="text">
      <style:text-properties fo:language="pt" fo:country="BR" officeooo:rsid="00701fcb"/>
    </style:style>
    <style:style style:name="T10" style:family="text">
      <style:text-properties style:use-window-font-color="true"/>
    </style:style>
    <style:style style:name="T11" style:family="text">
      <style:text-properties officeooo:rsid="0014a41b"/>
    </style:style>
    <style:style style:name="T12" style:family="text">
      <style:text-properties fo:font-size="10pt" fo:language="de" fo:country="DE"/>
    </style:style>
    <style:style style:name="T13" style:family="text">
      <style:text-properties fo:font-size="10pt" fo:language="de" fo:country="DE" officeooo:rsid="001412ea"/>
    </style:style>
    <style:style style:name="T14" style:family="text">
      <style:text-properties fo:font-size="10pt" style:font-size-asian="10pt"/>
    </style:style>
    <style:style style:name="T15" style:family="text">
      <style:text-properties officeooo:rsid="00192338"/>
    </style:style>
    <style:style style:name="T16" style:family="text">
      <style:text-properties officeooo:rsid="001a4d2e"/>
    </style:style>
    <style:style style:name="T17" style:family="text">
      <style:text-properties officeooo:rsid="00201f8f"/>
    </style:style>
    <style:style style:name="T18" style:family="text">
      <style:text-properties officeooo:rsid="00214e38"/>
    </style:style>
    <style:style style:name="T19" style:family="text">
      <style:text-properties officeooo:rsid="00273687"/>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2a8f49" style:font-weight-asian="bold" style:font-weight-complex="bold"/>
    </style:style>
    <style:style style:name="T23" style:family="text">
      <style:text-properties fo:font-weight="bold" officeooo:rsid="0042a197" style:font-weight-asian="bold" style:font-weight-complex="bold"/>
    </style:style>
    <style:style style:name="T24" style:family="text">
      <style:text-properties fo:font-weight="bold" officeooo:rsid="0026e6cf" style:font-weight-asian="bold" style:font-weight-complex="bold"/>
    </style:style>
    <style:style style:name="T25" style:family="text">
      <style:text-properties fo:font-weight="bold" officeooo:rsid="00704ecf" style:font-weight-asian="bold" style:font-weight-complex="bold"/>
    </style:style>
    <style:style style:name="T26" style:family="text">
      <style:text-properties fo:language="de" fo:country="DE"/>
    </style:style>
    <style:style style:name="T27" style:family="text">
      <style:text-properties fo:language="de" fo:country="DE" officeooo:rsid="002b1cff"/>
    </style:style>
    <style:style style:name="T28" style:family="text">
      <style:text-properties fo:language="de" fo:country="DE" officeooo:rsid="0034fce1"/>
    </style:style>
    <style:style style:name="T29" style:family="text">
      <style:text-properties fo:language="de" fo:country="DE" officeooo:rsid="0030f08a"/>
    </style:style>
    <style:style style:name="T30" style:family="text">
      <style:text-properties fo:language="de" fo:country="DE" officeooo:rsid="002b919b"/>
    </style:style>
    <style:style style:name="T31" style:family="text">
      <style:text-properties fo:language="de" fo:country="DE" officeooo:rsid="0041d7b4"/>
    </style:style>
    <style:style style:name="T32" style:family="text">
      <style:text-properties fo:language="de" fo:country="DE" officeooo:rsid="003977de"/>
    </style:style>
    <style:style style:name="T33" style:family="text">
      <style:text-properties fo:language="de" fo:country="DE" officeooo:rsid="003c8600"/>
    </style:style>
    <style:style style:name="T34" style:family="text">
      <style:text-properties fo:language="de" fo:country="DE" officeooo:rsid="0042a197"/>
    </style:style>
    <style:style style:name="T35" style:family="text">
      <style:text-properties fo:language="de" fo:country="DE" officeooo:rsid="0044612b"/>
    </style:style>
    <style:style style:name="T36" style:family="text">
      <style:text-properties fo:language="de" fo:country="DE" officeooo:rsid="00699699"/>
    </style:style>
    <style:style style:name="T37" style:family="text">
      <style:text-properties fo:language="de" fo:country="DE" fo:font-weight="normal" officeooo:rsid="002a8f49" style:font-weight-asian="normal" style:font-weight-complex="normal"/>
    </style:style>
    <style:style style:name="T38" style:family="text">
      <style:text-properties fo:language="de" fo:country="DE" fo:font-weight="normal" officeooo:rsid="0042a197" style:font-weight-asian="normal" style:font-weight-complex="normal"/>
    </style:style>
    <style:style style:name="T39" style:family="text">
      <style:text-properties fo:language="de" fo:country="DE" officeooo:rsid="0026e6cf"/>
    </style:style>
    <style:style style:name="T40" style:family="text">
      <style:text-properties fo:font-size="12pt" fo:language="de" fo:country="DE" style:font-size-asian="12pt" style:font-size-complex="12pt"/>
    </style:style>
    <style:style style:name="T41" style:family="text">
      <style:text-properties fo:font-size="12pt" fo:language="de" fo:country="DE" officeooo:rsid="002b919b" style:font-size-asian="12pt" style:font-size-complex="12pt"/>
    </style:style>
    <style:style style:name="T42" style:family="text">
      <style:text-properties fo:font-size="12pt" fo:language="de" fo:country="DE" officeooo:rsid="003c8600" style:font-size-asian="12pt" style:font-size-complex="12pt"/>
    </style:style>
    <style:style style:name="T43" style:family="text">
      <style:text-properties fo:font-size="12pt" fo:language="de" fo:country="DE" officeooo:rsid="00699699" style:font-size-asian="12pt" style:font-size-complex="12pt"/>
    </style:style>
    <style:style style:name="T44" style:family="text">
      <style:text-properties fo:font-size="12pt" fo:language="de" fo:country="DE" officeooo:rsid="006baf45" style:font-size-asian="12pt" style:font-size-complex="12pt"/>
    </style:style>
    <style:style style:name="T45" style:family="text">
      <style:text-properties fo:font-size="12pt" fo:language="de" fo:country="DE" officeooo:rsid="004ad033" style:font-size-asian="12pt" style:font-size-complex="12pt"/>
    </style:style>
    <style:style style:name="T46" style:family="text">
      <style:text-properties fo:font-size="12pt" fo:language="de" fo:country="DE" officeooo:rsid="00510bc7" style:font-size-asian="12pt" style:font-size-complex="12pt"/>
    </style:style>
    <style:style style:name="T47" style:family="text">
      <style:text-properties fo:font-size="12pt" fo:language="de" fo:country="DE" officeooo:rsid="00526c6d" style:font-size-asian="12pt" style:font-size-complex="12pt"/>
    </style:style>
    <style:style style:name="T48" style:family="text">
      <style:text-properties fo:font-size="12pt" fo:language="de" fo:country="DE" officeooo:rsid="00546872" style:font-size-asian="12pt" style:font-size-complex="12pt"/>
    </style:style>
    <style:style style:name="T49" style:family="text">
      <style:text-properties fo:font-size="12pt" fo:language="de" fo:country="DE" officeooo:rsid="0055b24a" style:font-size-asian="12pt" style:font-size-complex="12pt"/>
    </style:style>
    <style:style style:name="T50" style:family="text">
      <style:text-properties fo:font-size="12pt" fo:language="de" fo:country="DE" officeooo:rsid="005782fe" style:font-size-asian="12pt" style:font-size-complex="12pt"/>
    </style:style>
    <style:style style:name="T51" style:family="text">
      <style:text-properties fo:font-size="12pt" fo:language="de" fo:country="DE" officeooo:rsid="005b6041" style:font-size-asian="12pt" style:font-size-complex="12pt"/>
    </style:style>
    <style:style style:name="T52" style:family="text">
      <style:text-properties fo:font-size="12pt" fo:language="de" fo:country="DE" officeooo:rsid="005c41bc" style:font-size-asian="12pt" style:font-size-complex="12pt"/>
    </style:style>
    <style:style style:name="T53" style:family="text">
      <style:text-properties fo:font-size="12pt" fo:language="de" fo:country="DE" officeooo:rsid="005efa8d" style:font-size-asian="12pt" style:font-size-complex="12pt"/>
    </style:style>
    <style:style style:name="T54" style:family="text">
      <style:text-properties fo:font-size="12pt" fo:language="de" fo:country="DE" officeooo:rsid="00601f3c" style:font-size-asian="12pt" style:font-size-complex="12pt"/>
    </style:style>
    <style:style style:name="T55" style:family="text">
      <style:text-properties fo:font-size="12pt" fo:language="de" fo:country="DE" officeooo:rsid="00618239" style:font-size-asian="12pt" style:font-size-complex="12pt"/>
    </style:style>
    <style:style style:name="T56" style:family="text">
      <style:text-properties fo:font-size="12pt" fo:language="de" fo:country="DE" officeooo:rsid="00634618" style:font-size-asian="12pt" style:font-size-complex="12pt"/>
    </style:style>
    <style:style style:name="T57" style:family="text">
      <style:text-properties fo:font-size="12pt" fo:language="de" fo:country="DE" officeooo:rsid="006702df" style:font-size-asian="12pt" style:font-size-complex="12pt"/>
    </style:style>
    <style:style style:name="T58" style:family="text">
      <style:text-properties fo:font-size="12pt" fo:language="de" fo:country="DE" officeooo:rsid="006823f0" style:font-size-asian="12pt" style:font-size-complex="12pt"/>
    </style:style>
    <style:style style:name="T59" style:family="text">
      <style:text-properties fo:font-size="12pt" fo:language="de" fo:country="DE" officeooo:rsid="00653d5c" style:font-size-asian="12pt" style:font-size-complex="12pt"/>
    </style:style>
    <style:style style:name="T60" style:family="text">
      <style:text-properties fo:font-size="12pt" fo:language="de" fo:country="DE" officeooo:rsid="00770584" style:font-size-asian="12pt" style:font-size-complex="12pt"/>
    </style:style>
    <style:style style:name="T61" style:family="text">
      <style:text-properties fo:font-size="12pt" fo:language="de" fo:country="DE" fo:font-style="italic" officeooo:rsid="00601f3c" style:font-size-asian="12pt" style:font-style-asian="italic" style:font-size-complex="12pt"/>
    </style:style>
    <style:style style:name="T62" style:family="text">
      <style:text-properties fo:font-size="12pt" style:font-size-asian="12pt"/>
    </style:style>
    <style:style style:name="T63" style:family="text">
      <style:text-properties fo:font-size="12pt" style:font-size-asian="12pt" style:font-size-complex="12pt"/>
    </style:style>
    <style:style style:name="T64" style:family="text">
      <style:text-properties fo:font-size="12pt" officeooo:rsid="00737a94" style:font-size-asian="12pt" style:font-size-complex="12pt"/>
    </style:style>
    <style:style style:name="T65" style:family="text">
      <style:text-properties fo:font-size="12pt" officeooo:rsid="0077234e" style:font-size-asian="12pt" style:font-size-complex="12pt"/>
    </style:style>
    <style:style style:name="T66" style:family="text">
      <style:text-properties fo:font-size="12pt" officeooo:rsid="0077fede" style:font-size-asian="12pt" style:font-size-complex="12pt"/>
    </style:style>
    <style:style style:name="T67" style:family="text">
      <style:text-properties fo:font-size="12pt" officeooo:rsid="0075ce73" style:font-size-asian="12pt"/>
    </style:style>
    <style:style style:name="T68" style:family="text">
      <style:text-properties fo:font-size="12pt" officeooo:rsid="004e849e" style:font-size-asian="12pt"/>
    </style:style>
    <style:style style:name="T69" style:family="text">
      <style:text-properties fo:font-size="12pt" officeooo:rsid="006823f0" style:font-size-asian="12pt"/>
    </style:style>
    <style:style style:name="T70" style:family="text">
      <style:text-properties officeooo:rsid="0042a197"/>
    </style:style>
    <style:style style:name="T71" style:family="text">
      <style:text-properties fo:font-weight="normal" style:font-weight-asian="normal" style:font-weight-complex="normal"/>
    </style:style>
    <style:style style:name="T72" style:family="text">
      <style:text-properties officeooo:rsid="0047e92b"/>
    </style:style>
    <style:style style:name="T73" style:family="text">
      <style:text-properties officeooo:rsid="00719bc4"/>
    </style:style>
    <style:style style:name="T74" style:family="text">
      <style:text-properties officeooo:rsid="00737a94"/>
    </style:style>
    <style:style style:name="T75" style:family="text">
      <style:text-properties officeooo:rsid="0074a416"/>
    </style:style>
    <style:style style:name="T76" style:family="text">
      <style:text-properties officeooo:rsid="0075ce73"/>
    </style:style>
    <style:style style:name="T77" style:family="text">
      <style:text-properties officeooo:rsid="007ae341"/>
    </style:style>
    <style:style style:name="T78" style:family="text">
      <style:text-properties officeooo:rsid="00801775"/>
    </style:style>
    <style:style style:name="T79" style:family="text">
      <style:text-properties style:font-name="CMTI10" fo:font-size="10pt" style:font-size-asian="10pt"/>
    </style:style>
    <style:style style:name="T80" style:family="text">
      <style:text-properties style:font-name="CMR10" fo:font-size="10pt" style:font-size-asian="10pt"/>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Magister: Plataforma EaD de Monitoramento On-line de Arquiteturas Pedagógicas Baseada em Mineração de Dados</text:p>
      <text:p text:style-name="P2"/>
      <text:p text:style-name="P11"/>
      <text:p text:style-name="P11"/>
      <text:p text:style-name="P11"/>
      <text:p text:style-name="P11"/>
      <text:p text:style-name="P11"/>
      <text:p text:style-name="P3">Ivan Max Freire de Lacerda</text:p>
      <text:p text:style-name="P12"/>
      <text:p text:style-name="P12"/>
      <text:p text:style-name="P12"/>
      <text:p text:style-name="P12"/>
      <text:p text:style-name="P12"/>
      <text:p text:style-name="P12"/>
      <text:p text:style-name="P12"/>
      <text:p text:style-name="P12"/>
      <text:p text:style-name="P11"><text:span text:style-name="T67">Qualificação</text:span><text:span text:style-name="T62"> de </text:span><text:span text:style-name="T67">Doutorado</text:span><text:span text:style-name="T62"> aprovada em </text:span><text:span text:style-name="T67">15</text:span><text:span text:style-name="T62"> de </text:span><text:span text:style-name="T67">junho</text:span><text:span text:style-name="T62"> de 20</text:span><text:span text:style-name="T67">15</text:span><text:span text:style-name="T62"> pela banca examinadora composta pelos seguintes membros:</text:span></text:p>
      <text:p text:style-name="P12"/>
      <text:p text:style-name="P12"/>
      <text:p text:style-name="P6"/>
      <text:p text:style-name="P11">_____________________________________________________________________</text:p>
      <text:p text:style-name="P11"><text:span text:style-name="T62">Prof. Dr. </text:span><text:span text:style-name="T67">Ricardo Valentim</text:span><text:span text:style-name="T62"> (orientador) . . . . . . . . . . . . . . DCA/UFRN</text:span></text:p>
      <text:p text:style-name="P4"/>
      <text:p text:style-name="P18"/>
      <text:p text:style-name="P7">Resumo</text:p>
      <text:p text:style-name="P8"/>
      <text:p text:style-name="P5"><text:span text:style-name="T3">Durante sua vida </text:span><text:span text:style-name="T4">acadêmica</text:span><text:span text:style-name="T3">, em cursos de </text:span><text:span text:style-name="T6">Educação a Distância (</text:span><text:span text:style-name="T3">EAD</text:span><text:span text:style-name="T6">)</text:span><text:span text:style-name="T3"> baseados em Ambientes Virtuais de Aprendizagem (AVA), o </text:span><text:span text:style-name="T7">estudante</text:span><text:span text:style-name="T3"> gera diversos registros das ações realizadas em cada atividade proposta por professores e tutores. Esses registros ficam depositados nos bancos de dados do AVA e são usados somente durante a disciplina para avaliação e geração de resultados. No nosso trabalho, propomos a análise desses registros usando recursos de mineração de dados e análise estatística para investigar itinerários de formação, </text:span><text:span text:style-name="T5">identificando padrões de comportamento</text:span><text:span text:style-name="T3"> que levam ao sucesso ou ao insucesso dos </text:span><text:span text:style-name="T7">estudante</text:span><text:span text:style-name="T3">s </text:span><text:span text:style-name="T5">e estabelecendo</text:span><text:span text:style-name="T3"> modelos que serão usados para acompanhamento </text:span><text:span text:style-name="T4">e orientação </text:span><text:span text:style-name="T3">em tempo real dessas ações.</text:span></text:p>
      <text:p text:style-name="P8"/>
      <text:p text:style-name="P16"><text:span text:style-name="Strong_20_Emphasis"><text:span text:style-name="T1">Palavras-chave: Educação a Distância, Arquitetura Pedagógica, Mineração </text:span></text:span><text:span text:style-name="Strong_20_Emphasis"><text:span text:style-name="T2">de </text:span></text:span><text:span text:style-name="Strong_20_Emphasis"><text:span text:style-name="T1">Dados e Itinerário Formativo</text:span></text:span></text:p>
      <text:p text:style-name="P8"/>
      <text:p text:style-name="P8"/>
      <text:p text:style-name="P9"/>
      <text:p text:style-name="P19">SUMÁRIO</text:p>
      <text:p text:style-name="P13"/>
      <text:p text:style-name="P13">1. Introdução</text:p>
      <text:p text:style-name="P13">2. <text:span text:style-name="T37">Estratégias de aprendizagem </text:span><text:span text:style-name="T38">e Auto Regulação do Aprendizado</text:span></text:p>
      <text:p text:style-name="P14"><text:span text:style-name="T34">3. </text:span><text:span text:style-name="T33">Mineração de Dados Educacionais</text:span></text:p>
      <text:p text:style-name="P14"><text:span text:style-name="T33">4. </text:span><text:span text:style-name="T39">Proposta de um método de mineração</text:span></text:p>
      <text:p text:style-name="P15"><text:span text:style-name="T39">5. </text:span><text:span text:style-name="T26">Referências Bibliográficas</text:span></text:p>
      <text:p text:style-name="P17">1. <text:span text:style-name="T21">Introdução</text:span></text:p>
      <text:p text:style-name="P9"/>
      <text:p text:style-name="P61">O expressivo aumento <text:span text:style-name="T15">de novas matrículas,</text:span> experimentada pela Educação a Distância (EAD) <text:span text:style-name="T17">de nível superior</text:span>, nos últimos anos, coincide com o início do uso das Tecnologias da Informação e da Comunicação (TICS) como facilitadora desse processo, principalmente a Internet e os Ambientes Virtuais de Aprendizagem (AVA). Dados da Sinopse Estatística da Educação Superior, produzida pelo Instituto Nacional de Estudos e Pesquisas Educacionais (INEP), mostram que entre os anos de 2000 e 2005 a EAD passou de 5.287 ingressos para 127.014 (INEP, 2000 e 2005), chegando a 431.597 ingressos em 2011 (INEP, 2011) <text:span text:style-name="T11">e 515.405 em 2013 (INEP, 2013)</text:span>.</text:p>
      <text:p text:style-name="P62"><draw:frame draw:style-name="fr1" draw:name="Objeto1" text:anchor-type="paragraph" svg:width="14.316cm" svg:height="8.262cm" draw:z-index="0"><draw:object xlink:href="./Object 1" xlink:type="simple" xlink:show="embed" xlink:actuate="onLoad"/><draw:image xlink:href="./ObjectReplacements/Object 1" xlink:type="simple" xlink:show="embed" xlink:actuate="onLoad"/></draw:frame><text:span text:style-name="T12">Figura 1. Crescimento no número de ingressos na EAD de nível superior (Dados da Sinopse Estatística do Ensino Superior – INEP – 2000, 2005, 2011 </text:span><text:span text:style-name="T13">e 2013</text:span><text:span text:style-name="T12">)</text:span></text:p>
      <text:p text:style-name="P63"/>
      <text:p text:style-name="P59">Juntamente com esse crescimento <text:span text:style-name="T15">de ingressos</text:span>, aumentou também os registros de atividades e ações executadas pelos alunos nos Bancos de Dados dos AVA. Em alguns programas de EAD esses bancos já alcançaram a marca de <text:span text:style-name="T10">Terabytes</text:span> de dados armazenados. O problema é que esses registros, na maioria das vezes, são usados somente durante a execução de um componente curricular para acompanhamento e definição de resultados dos alunos. Como esses arquivos guardam o itinerário de formação <text:span text:style-name="T16">e as interações de aprendizado</text:span> dos milhares de <text:span text:style-name="T15">estudante</text:span>s de EAD, podemos usá-los não só durante a execução de uma disciplina ou curso. </text:p>
      <text:p text:style-name="P36"><text:span text:style-name="T18">Através da utilização de técnicas de Mineração de Dados voltadas a investigação de registros educacionais,</text:span> <text:span text:style-name="T18">podemos</text:span> descobrir modelos de formação <text:span text:style-name="T15">e comportamento</text:span> que levam ao sucesso ou ao insucesso no aprendizado. <text:span text:style-name="T18">Essa área de pesquisa é denominada de Educational Data Mining (EDM), ou Mineração de Dados Educacionais. "A EDM é definida como a área de pesquisa que </text:span><text:soft-page-break/><text:span text:style-name="T18">tem como principal foco o desenvolvimento de métodos para explorar conjuntos de dados coletados em ambientes educacionais" (BAKER, 2011). A motivação para o desenvolvimento da EDM advêm da necessidade de adequação dos algoritmos de mineração de dados as especificadas dos dados escolares armazenados em AVAs. Principalmente em razão da dependência estatística e hierarquia existente entre esses dados. Além disso, sistemas de monitoramento on-line, baseados nesses modelos de formação e comportamento, podem atuar através de alertas e encaminhamentos para evitar o insucesso no aprendizado. </text:span></text:p>
      <text:p text:style-name="P25">A questão principal dessa investigação é que alguns desses padrões de formação e comportamento de aprendizado estão bem visíveis nos registros, e podem ser diretamente observados, mas muitos estão ocultos nos bancos de dados do AVA. Nos primeiros, métodos computacionais tradicionais de pesquisa, agrupamento e classificação podem ser usados para estabelecer padrões de comportamento de aprendizado. Contudo, se necessitamos descobrir modelos que indiquem estados internos cognitivos e metacognitivos, estratégias e processos <text:span text:style-name="T19">de aprendizado</text:span> usados pelos estudantes, precisaremos de recursos computacionais <text:span text:style-name="T19">da EDM</text:span>.</text:p>
      <text:p text:style-name="P26"/>
      <text:p text:style-name="P27"/>
      <text:p text:style-name="P56">2. <text:span text:style-name="T22">Estratégias de aprendizagem </text:span><text:span text:style-name="T23">e Auto Regulação do Aprendizado</text:span></text:p>
      <text:p text:style-name="P27"/>
      <text:p text:style-name="P48"><text:span text:style-name="T27">No processo de aprendizagem estudantes utilizam </text:span><text:span text:style-name="T28">várias</text:span><text:span text:style-name="T27"> estratégias. </text:span><text:span text:style-name="T29">Diversas pesquisas na área de psicologia educacional estudaram como estudantes adquirem, mantém e utilizam informações do conhecimento científico. Alguns desses estudos identificaram e classificaram as sequências de ações adotadas pelos alunos no seu processo de aprendizado. Z</text:span><text:span text:style-name="T27">immerman e Martinez-Pons <text:s/></text:span><text:span text:style-name="T30">(1986) através de um estudo conduzido com estudantes de graduação definiram as seguintes estratégias usadas por eles: self-evaluation (auto-avaliação), organizing and transforming (organização e transformação), goal-setting and planning (estabelecimento de objetivos e planejamento), seeking information (busca de informação), keeping records e monitoring (monitoramento e manutenção de registros), environmental structuring (organização do ambiente), self-consequences (auto-monitoramento), rehearsing and memorizing (ensaio e memorização), seeking social assistance (busca de ajuda de terceiros) e reviewing records (revisão dos registros). Em MCKEACHIE </text:span><text:span text:style-name="T31">et al.</text:span><text:span text:style-name="T30"> (</text:span><text:span text:style-name="T41">1990 apud DEMBO 1994), f</text:span><text:span text:style-name="T30">oi proposta uma classificação dessas estratégias em três grupos: estratégias cognitivas (ensaio, elaboração e organização), estratégias meta-cognitivas (planejamento, monitoramento e regulação) e estratégias de administração de recursos (administração do tempo, organização do ambiente de estudo, administração do esforço e busca de apoio de terceiros). </text:span></text:p>
      <text:p text:style-name="P49"><text:span text:style-name="T32">As estratégias cognitivas dizem respeito aos processos de aquisição de conhecimento e envolvem o pensamento, a linguagem, a percepção, a memória e o raciocínio. </text:span><text:span text:style-name="T33">Já as metacognitivas são a percepção e o entendimento do estudante de como ele aprende, ou seja, é a compreensão de seus <text:s/>processos cognitivos de aquisição de conhecimento. E além da compreensão, envolvem também a autorregulação </text:span><text:span text:style-name="T32"><text:s/></text:span><text:span text:style-name="T33">dos proces</text:span><text:span text:style-name="T34">s</text:span><text:span text:style-name="T33">os de aprendizado. </text:span><text:span text:style-name="T35">Em muitos estudos o</text:span><text:span text:style-name="T70"> termo SRL (Self Regulated Learning) ou Aprendizagem Autorregulada é usado para englobar as estratégias de aprendizagem metacognitivas e de administração de recursos.</text:span></text:p>
      <text:p text:style-name="P50"><text:span text:style-name="T33">Tradicionalmente a mensuração de metacognição e aprendizagem autorregulada tem sido feita com a aplicação de questionários de auto-relato (ZIMMERMAN, 1986). Essas pesquisas até alcançaram bons resultados de predição e mostra</text:span><text:span text:style-name="T36">ram</text:span><text:span text:style-name="T33"> correlação com resultados de aprendizado. </text:span><text:span text:style-name="T36">Porém, segundo </text:span><text:span text:style-name="T33">KINNEBREW (2013),</text:span><text:span text:style-name="T42"> "</text:span><text:span text:style-name="T43">enquanto os questionários fornecem informações valiosas sobre a auto-percepção dos alunos, eles não conseguem captar a natureza dinâmica e adaptável da SRL, tais como os alunos estão envolvidos na aprendizagem, na construção do conhecimento, e nas tarefas de resolução de problemas.</text:span><text:span text:style-name="T44">"</text:span></text:p>
      <text:p text:style-name="P47"><text:span text:style-name="T44">D</text:span><text:span text:style-name="T40">entro desse contexto, diversas pesquisas </text:span><text:span text:style-name="T60">tem investigado comportamentos de aprendizado e metacognição usando técnicas de mineração de dados. </text:span><text:span text:style-name="T33">Na mineração de dados educacionais as </text:span><text:soft-page-break/><text:span text:style-name="T33">estratégias de aprendizagem e a SRL tem sido usadas para identificar padrões de comportamento de aprendizado, possibilitando com a técnica de EDM adequada que processos cognitivos e metacognitivos sejam descobertos e analisados. Por exemplo, ALYSON (2007) analisa dados de um arquivo de log para definir perfis de Aprendizagem Autorregulada baseada em quatro análises: frequência de ações de estudo, padrões de atividades de estudo, tempo e sequência dos eventos de estudo e análise do conteúdo de anotações e resumos. </text:span></text:p>
      <text:p text:style-name="P28">Através da aplicação de EDM em logs de eventos de Ambientes Virtuais de Aprendizagem podemos estabalecer modelos de aprendizado que relacionem diversas estratégias de aprendizado, como download precoce ou tardio do material didático, frequência e participação em fóruns, responder e criar questionários, assistir um vídeo, assiduidade no AVA, troca de mensagens com tutores e professores, etc.</text:p>
      <text:p text:style-name="P28"/>
      <text:p text:style-name="P29"/>
      <text:p text:style-name="P57">3. <text:span text:style-name="T21">Mineração de Dados Educacionais</text:span></text:p>
      <text:p text:style-name="P29"/>
      <text:p text:style-name="P30">Segundo ROMERO (2010) "<text:span text:style-name="T63">Educational data mining (EDM) is a field that exploits statistical, machine-learning, and data-mining (DM) algorithms over the different types of educational data</text:span><text:span text:style-name="T14">". </text:span><text:span text:style-name="T63">A EDM tem como objetivo processar os dados armazenados nos bancos de dados dos sistemas de aprendizagem, notadamente os baseados na WEB, que combinados com os conhecimentos das ciências educacionais podem transformar esses dados brutos em informações que subsidiarão as pesquisas e práticas pedagógicas. </text:span></text:p>
      <text:p text:style-name="P40">Além disso, as características especiais dos dados educacionais exigem adequações das técnicas originais de Mineração, claramente questões de hierarquia. Conforme BAKER (2010), "Educational data mining methods often differ from methods from the broader data mining literature, in explicitly exploiting the multiple levels of meaningful hierarchy in educational data" e "in mining data about how students choose to use educational software, it may be worthwhile to simultaneously consider data at the keystroke level, answer level, session level, student level, classroom level, and school level. Issues of time, sequence, and context also play important roles in the study of educational data."</text:p>
      <text:p text:style-name="P45"><text:span text:style-name="T68">A</text:span><text:span text:style-name="T62">lém disso, </text:span><text:span text:style-name="T45">e</text:span><text:span text:style-name="T40">xiste um</text:span><text:span text:style-name="T46">a</text:span><text:span text:style-name="T40"> forte</text:span><text:span text:style-name="T45"> dependência estatística dos dados </text:span><text:span text:style-name="T40">educacionais armazenados nos ambientes de aprendizado. </text:span><text:span text:style-name="T47">Basicamente, </text:span><text:span text:style-name="T48">o valor de </text:span><text:span text:style-name="T47">uma variável educacional </text:span><text:span text:style-name="T48">influencia a probabilidade de outra. Por exemplo, o download tardio do material didático influencia na </text:span><text:span text:style-name="T49">probabilidade de </text:span><text:span text:style-name="T48">maior ou menor frequência de participação nos fóruns e questionários.</text:span></text:p>
      <text:p text:style-name="P51"><text:span text:style-name="T48">S</text:span><text:span text:style-name="T49">egundo BAKER (2010), a EDM trabalha </text:span><text:span text:style-name="T50">com as seguintes categorias gerais: predição, agrupamento, mineração de relações, descoberta com modelos e Destilação de dados para facilitar decisões humanas. </text:span></text:p>
      <text:p text:style-name="P51"><text:span text:style-name="T51">Na predição determinamos ou predizemos o valor de uma variável baseando-se nos valores de outros dados. <text:s/>A variável a ser determinada é dependente estatisticamente das que a predizem e é chamada de preditiva, enquanto aquelas são as preditoras. </text:span><text:span text:style-name="T52">Para alcançar esse objetivo são usados na predição os seguintes métodos de mineração: classificação, regressão e estimação de densidade. A classificação é um método de predição cujo os valores de saída do modelo são <text:s/>discretos e pertencem a um conjunto finito (binários ou categóricos). </text:span><text:span text:style-name="T53">Já a regressão trabalha com valores contínuos e a estimação de densidade é pouco usada por precisar que os dados tenham independência estatística.</text:span></text:p>
      <text:p text:style-name="P46"><text:span text:style-name="T40">Quando usamos agrupamento (clustering) visamos reunir dados com forte dependência natural classificando-os em grupos. Essa técnica visa investigar similaridades e diferenças existente nas </text:span><text:soft-page-break/><text:span text:style-name="T40">catge</text:span><text:span text:style-name="T54">g</text:span><text:span text:style-name="T40">orias dos grupos. </text:span></text:p>
      <text:p text:style-name="P52"><text:span text:style-name="T55">Para</text:span><text:span text:style-name="T54"> mineração de relações </text:span><text:span text:style-name="T55">t</text:span><text:span text:style-name="T54">emos quatro tipos: Mineração de Regras de associação (</text:span><text:span text:style-name="T61">Association Rule Mining</text:span><text:span text:style-name="T54">), Mineração de Correlações (</text:span><text:span text:style-name="T61">Correlation Mining</text:span><text:span text:style-name="T54">), mineração de Padrões Sequenciais (</text:span><text:span text:style-name="T61">Sequential Pattern Mining</text:span><text:span text:style-name="T54">) e Mineração de Causas (</text:span><text:span text:style-name="T61">Causal Mining</text:span><text:span text:style-name="T54">). </text:span><text:span text:style-name="T56">Basicamente, mineração de relações busca investigar correlações, associações condicionais ou temporais e relacões causais, <text:s/>entre os valores dos registros de um banco de dados educacional.</text:span></text:p>
      <text:p text:style-name="P53"><text:span text:style-name="T56">Em Descoberta com Modelos primeiramente aplicamos predição ou agrupamento </text:span><text:span text:style-name="T57">para modelar um evento. Depois esse modelo é usado como entrada na aplicação de outra etapa de mineração. Por exemplo, </text:span><text:span text:style-name="T58">"i</text:span><text:span text:style-name="T62">n the prediction case, the created model’s predictions are used as predictor variables in predicting a new variable.</text:span><text:span text:style-name="T69">" (BAKER, 2010).</text:span><text:span text:style-name="T57"> </text:span></text:p>
      <text:p text:style-name="P54"><text:span text:style-name="T56">Já a Destilação de dados para facilitar decisões humanas é usada em assoc</text:span><text:span text:style-name="T59">iação com as outras técnicas de EDM para facilitar a compreeensão dos resultados e possibilitar melhor compreeensão para a tomada de decisões. Conforme BAKER (2011), em destilação "são realizadas pesquisas que tem como objetivo apresentar dados complexos de forma a facilitar sua compreensão e expor suas características mais importantes".</text:span></text:p>
      <text:p text:style-name="P41">No nosso trabalho pretendemos investigar <text:span text:style-name="T8">itinerários de formação </text:span><text:span text:style-name="T5">e estabelece</text:span><text:span text:style-name="T3">r</text:span><text:span text:style-name="T8"> modelos, </text:span><text:span text:style-name="T5">identificando padrões de comportamento</text:span><text:span text:style-name="T8"> que levam ao sucesso ou ao insucesso dos </text:span><text:span text:style-name="T7">estudante</text:span><text:span text:style-name="T8">s. </text:span><text:span text:style-name="T3">Em função das características temporais sequenciais desses dados acreditamos que a técnica apropriada é a Mineração de Padrões Sequenciais, </text:span><text:span text:style-name="T9">associada quando necessário a outros recursos de EDM</text:span><text:span text:style-name="T3">. </text:span></text:p>
      <text:p text:style-name="P55"/>
      <text:p text:style-name="P44"/>
      <text:p text:style-name="P42"/>
      <text:p text:style-name="P43"/>
      <text:p text:style-name="P43"/>
      <text:p text:style-name="P27"/>
      <text:p text:style-name="P56">4. <text:span text:style-name="T24">Proposta de um método de mineração</text:span></text:p>
      <text:p text:style-name="P27"/>
      <text:p text:style-name="P31">No nosso trabalho investigaremos os itinerários de formação registrados no banco de dados de atividades e logs de eventos do AVA Moodle, usado nos cursos de graduação à distância da Universidade Aberta do Brasil (UAB), <text:span text:style-name="T78">mantido pela Secretaria de Educação a Distância (SEDIS), d</text:span>a Universidade Federal do Rio Grande do Norte (UFRN).</text:p>
      <text:p text:style-name="P38">Pretendemos a<text:span text:style-name="T73">ntes de usar qualquer método de mineração, executar um pré-processamento dos registros brutos do AVA, organizando-os em uma sequência de ações canônicas de cada estudante, ou seja ações essencias e distintas de estratégias de aprendizagem. Para esse passo podemos usar técnicas de mapeamento para categorização dos dados. </text:span><text:span text:style-name="T64">Em BISWAS et al. (2010), </text:span><text:span text:style-name="T65">é proposta uma categorização das ações em relevantes e irrelevantes </text:span><text:span text:style-name="T66">visando manter somente as informações potencialmente importantes. </text:span></text:p>
      <text:p text:style-name="P32"><text:span text:style-name="T76">A partir daí podemos seguir por dois caminhos.</text:span> <text:span text:style-name="T76">Utilizar agrupamento para definir grupos com padrões similares de ações com distribuição estatística relevante e aplicar mineração de padrão sequencial para diferenciar os grupos com desempenho de aprendizado superior. Ou aplicar mineração de padrão sequencial combinada com mineração de episódios para definir os padrões mais frequentes em uma sequência de ações.</text:span></text:p>
      <text:p text:style-name="P33"><text:span text:style-name="T77">Em KINNEBREW (2013), é proposta uma mineração de dados de padrão sequencial e diferencial que pretendemos usar como ponto de partida da nossa proposta, utilizando os seguintes passos:</text:span></text:p>
      <text:p text:style-name="P24"/>
      <text:p text:style-name="P24"><text:span text:style-name="T79">Action abstraction</text:span><text:span text:style-name="T80">:</text:span></text:p>
      <text:p text:style-name="P24"><text:span text:style-name="T79">Performance phase identication</text:span><text:span text:style-name="T80">:</text:span></text:p>
      <text:p text:style-name="P24"><text:span text:style-name="T79">Dierential sequence mining</text:span><text:span text:style-name="T80">:</text:span></text:p>
      <text:p text:style-name="P39">Interpretation</text:p>
      <text:p text:style-name="P33"/>
      <text:p text:style-name="P27"/>
      <text:p text:style-name="P34"/>
      <text:p text:style-name="P58">5. <text:span text:style-name="T21">Referências </text:span><text:span text:style-name="T25">Bibliográficas</text:span></text:p>
      <text:p text:style-name="P20">BAKER, R. S. J. D. et al. <text:span text:style-name="T21">Data mining for education</text:span>.<text:span text:style-name="T71"> International encyclopedia of education,</text:span> v. 7, p. 112-118, 2010.</text:p>
      <text:p text:style-name="P34">BAKER, R.; ISOTANI, S.; de CARVALHO, A. <text:span text:style-name="T21">Mineração de Dados Educacionais: Oportunidades para o Brasil.</text:span> Revista Brasileira de Informática na Educação, Volume 19, Número <text:s/>2, 2011.</text:p>
      <text:p text:style-name="P22">HADWIN, Allyson F. et al. <text:span text:style-name="T21">Examining trace data to explore self-regulated learning.</text:span> <text:span text:style-name="T71">Metacognition and Learning</text:span>, v. 2, n. 2-3, p. 107-124, 2007.</text:p>
      <text:p text:style-name="P35">MCKEACHIE, W. J. et al. F., &amp; Sharma, R. <text:span text:style-name="T20">Teaching and learning in the college classroom: A review of the research literature</text:span>. <text:span text:style-name="T73">1990.</text:span></text:p>
      <text:p text:style-name="P21">MCKEACHIE, Wilbert J. et al. <text:span text:style-name="T21">Teaching and Learning in the College Classroom. A Review of the Research Literature</text:span> (1986) and November 1987 Supplement. 1987.</text:p>
      <text:p text:style-name="P23">ROMERO, Cristóbal; VENTURA, Sebastián. <text:span text:style-name="T21">Educational data mining: a review of the state of the art.</text:span> <text:span text:style-name="T71">Systems, Man, and Cybernetics, Part C: Applications and Reviews, IEEE Transactions on</text:span>, v. 40, n. 6, p. 601-618, 2010.</text:p>
      <text:p text:style-name="P21">KINNEBREW, John S.; LORETZ, Kirk M.; BISWAS, Gautam. <text:span text:style-name="T21">A contextualized, differential sequence mining method to derive students' learning behavior patterns</text:span>. <text:span text:style-name="T71">JEDM-Journal of Educational Data Mining</text:span>, v. 5, n. 1, p. 190-219, 2013.</text:p>
      <text:p text:style-name="P37">ZIMMERMAN, B. J., &amp; Pons, M. M. <text:span text:style-name="T21">Development of a structured interview for assessing student use of self-regulated learning strategies.</text:span> American educational research journal, 23(4), 614–628, <text:span text:style-name="T72">1986</text:span>.</text:p>
      <text:p text:style-name="P35"/>
      <text:p text:style-name="P6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3" svg:font-family="'Times New Roman'"/>
    <style:font-face style:name="Times New Roman1" svg:font-family="'Times New Roman', serif"/>
    <style:font-face style:name="Times New Roman2" svg:font-family="'Times New Roman'" style:font-family-generic="roman"/>
    <style:font-face style:name="Times-Roman" svg:font-family="Times-Roman" style:font-family-generic="roman"/>
    <style:font-face style:name="CMR10" svg:font-family="CMR10" style:font-family-generic="roman" style:font-pitch="variable"/>
    <style:font-face style:name="CMTI10" svg:font-family="CMTI1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4T18:08:49.933000000</meta:creation-date>
    <dc:date>2015-06-12T10:25:54.155000000</dc:date>
    <meta:editing-duration>P1DT12H29M12S</meta:editing-duration>
    <meta:editing-cycles>71</meta:editing-cycles>
    <meta:generator>LibreOffice/4.3.2.2$Windows_x86 LibreOffice_project/edfb5295ba211bd31ad47d0bad0118690f76407d</meta:generator>
    <meta:document-statistic meta:table-count="0" meta:image-count="0" meta:object-count="1" meta:page-count="11" meta:paragraph-count="55" meta:word-count="2197" meta:character-count="15302" meta:non-whitespace-character-count="131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315cm" svg:height="8.261cm" xlink:href="." xlink:type="simple" chart:class="chart:bar" chart:style-name="ch1">
        <chart:legend chart:legend-position="end" svg:x="11.258cm" svg:y="3.831cm" style:legend-expansion="high" chart:style-name="ch2"/>
        <chart:plot-area chart:style-name="ch3" chart:data-source-has-labels="both" svg:x="0.286cm" svg:y="0.165cm" svg:width="10.686cm" svg:height="7.931cm">
          <chartooo:coordinate-region svg:x="1.648cm" svg:y="0.364cm" svg:width="9.324cm" svg:height="7.08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Ingressos EAD</text:p>
              </table:table-cell>
            </table:table-row>
          </table:table-header-rows>
          <table:table-rows>
            <table:table-row>
              <table:table-cell office:value-type="string">
                <text:p>2000</text:p>
              </table:table-cell>
              <table:table-cell office:value-type="float" office:value="5287">
                <text:p>5287</text:p>
              </table:table-cell>
            </table:table-row>
            <table:table-row>
              <table:table-cell office:value-type="string">
                <text:p>2005</text:p>
              </table:table-cell>
              <table:table-cell office:value-type="float" office:value="127014">
                <text:p>127014</text:p>
              </table:table-cell>
            </table:table-row>
            <table:table-row>
              <table:table-cell office:value-type="string">
                <text:p>2011</text:p>
              </table:table-cell>
              <table:table-cell office:value-type="float" office:value="431597">
                <text:p>431597</text:p>
              </table:table-cell>
            </table:table-row>
            <table:table-row>
              <table:table-cell office:value-type="string">
                <text:p>2013</text:p>
              </table:table-cell>
              <table:table-cell office:value-type="float" office:value="515405">
                <text:p>5154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Windows_x86 LibreOffice_project/edfb5295ba211bd31ad47d0bad0118690f76407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